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</office:automatic-styles>
  <office:body>
    <office:text text:use-soft-page-breaks="true">
      <text:h text:style-name="P1" text:outline-level="1">Points à aborder :</text:h>
      <text:p text:style-name="Normal"/>
      <text:h text:style-name="Titre2" text:outline-level="2">Redéfinition des objectifs :</text:h>
      <text:list text:style-name="LFO1" text:continue-numbering="true">
        <text:list-item>
          <text:p text:style-name="P2">Comparaison avec attendus de P. Lafaye -&gt; implémentation de notre modèle ?</text:p>
        </text:list-item>
        <text:list-item>
          <text:p text:style-name="P3">Dates de progression souhaitée</text:p>
        </text:list-item>
      </text:list>
      <text:h text:style-name="Titre2" text:outline-level="2">Compréhension des données :</text:h>
      <text:list text:style-name="LFO1" text:continue-numbering="true">
        <text:list-item>
          <text:p text:style-name="P4">Environnemental Rasters : fichier .tif -&gt; quelle information et comment exploiter</text:p>
        </text:list-item>
        <text:list-item>
          <text:p text:style-name="P5">SatelliteImages : .zip non ouvrable + comment analyser les données -&gt; scikitlearn ?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in Vedel</meta:initial-creator>
    <dc:creator>Alvin Vedel</dc:creator>
    <meta:creation-date>2023-09-18T10:13:00Z</meta:creation-date>
    <dc:date>2023-09-18T10:18:00Z</dc:date>
    <meta:template xlink:href="Normal.dotm" xlink:type="simple"/>
    <meta:editing-cycles>1</meta:editing-cycles>
    <meta:editing-duration>PT300S</meta:editing-duration>
    <meta:document-statistic meta:page-count="1" meta:paragraph-count="1" meta:word-count="53" meta:character-count="349" meta:row-count="2" meta:non-whitespace-character-count="297"/>
  </office:meta>
</office:document-meta>
</file>